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2in" style:rel-column-width="2821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8097in" style:rel-column-width="7928*"/>
    </style:style>
    <style:style style:name="Table2.E" style:family="table-column">
      <style:table-column-properties style:column-width="0.8299in" style:rel-column-width="8125*"/>
    </style:style>
    <style:style style:name="Table2.F" style:family="table-column">
      <style:table-column-properties style:column-width="0.6146in" style:rel-column-width="6017*"/>
    </style:style>
    <style:style style:name="Table2.G" style:family="table-column">
      <style:table-column-properties style:column-width="0.8313in" style:rel-column-width="8136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495f1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4b0451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b045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8" style:family="text">
      <style:text-properties style:font-name="Arial1" style:text-underline-style="none" officeooo:rsid="00245a79"/>
    </style:style>
    <style:style style:name="T19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f568d"/>
    </style:style>
    <style:style style:name="T25" style:family="text">
      <style:text-properties officeooo:rsid="011c8eda"/>
    </style:style>
    <style:style style:name="T26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:') &gt;">Title</text:text-input> <text:text-input text:description="&lt;o.partner_shipping_id.name or ''&gt;">contact_name</text:text-input></text:p>
            <text:p text:style-name="P29"><text:text-input text:description="&lt;/if&gt;">endtest</text:text-input></text:p>
            <text:p text:style-name="P26"><text:span text:style-name="T19"><text:text-input text:description="&lt;if test=&quot;o.partner_id.is_company and o.partner_id.vat&quot;&gt;">if company and vat</text:text-input></text:span><text:span text:style-name="T16"><text:text-input text:description="&lt;_(&quot;VAT no.&quot;)&gt;">VAT no.</text:text-input></text:span><text:span text:style-name="T16">:</text:span><text:span text:style-name="T18"> </text:span><text:span text:style-name="T17"><text:text-input text:description="&lt;(o.partner_id.vat.replace('HR','') or '')&gt;">VAT</text:text-input></text:span><text:span text:style-name="T20"><text:text-input text:description="&lt;/if&gt;">end if</text:text-input></text:span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9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company.currency_id.name or ''&gt;">lcy_curr</text:text-input></text:p>
          </table:table-cell>
          <table:table-cell table:style-name="Table2.B2" office:value-type="string">
            <text:p text:style-name="P72"><text:text-input text:description="&lt;company.currency_id.name or ''&gt;">lcy_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2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2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3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5"><text:text-input text:description="&lt;_(&quot;TOTAL W/O VAT&quot;)&gt;">TOTAL W/O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4"><text:text-input text:description="&lt;_(&quot;TOTAL WITH VAT&quot;)&gt;">TOTAL WITH VAT</text:text-input></text:span><text:span text:style-name="T24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9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2"><text:span text:style-name="T21">1 </text:span><text:span text:style-name="T21"><text:text-input text:description="&lt;o.currency_id.name or ''&gt;">Document currency</text:text-input></text:span><text:span text:style-name="T21"> = </text:span><text:span text:style-name="T21"><text:text-input text:description="&lt;formatLang(o.lcy_rate, digits=6) or ''&gt;">lcy_rate</text:text-input></text:span><text:span text:style-name="T21"> </text:span><text:span text:style-name="T21"><text:text-input text:description="&lt;company.currency_id.name or ''&gt;">Company currency</text:text-input></text:span><text:span text:style-name="T21"> </text:span><text:span text:style-name="T21"><text:text-input text:description="&lt; _('on date ')&gt;">on date</text:text-input></text:span><text:span text:style-name="T21"> 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6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14T15:20:07.078888677</dc:date>
    <meta:editing-duration>P2DT11H6M49S</meta:editing-duration>
    <meta:editing-cycles>317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83" meta:character-count="1652" meta:non-whitespace-character-count="1545"/>
  </office:meta>
</office:document-meta>
</file>